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3:.D3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4:.D4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5:.D5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6:.D6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2" calcext:value-type="float">
            <text:p>2</text:p>
          </table:table-cell>
          <table:table-cell office:value-type="float" office:value="5.52" calcext:value-type="float">
            <text:p>5.52</text:p>
          </table:table-cell>
          <table:table-cell table:formula="of:=PRODUCT([.C7:.D7])" office:value-type="float" office:value="11.04" calcext:value-type="float">
            <text:p>11.04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Buffer Amp</text:p>
          </table:table-cell>
          <table:table-cell office:value-type="string" calcext:value-type="string">
            <text:p>LMV321IDCKR</text:p>
          </table:table-cell>
          <table:table-cell office:value-type="float" office:value="1" calcext:value-type="float">
            <text:p>1</text:p>
          </table:table-cell>
          <table:table-cell office:value-type="float" office:value="0.43" calcext:value-type="float">
            <text:p>0.43</text:p>
          </table:table-cell>
          <table:table-cell table:formula="of:=PRODUCT([.C8:.D8])" office:value-type="float" office:value="0.43" calcext:value-type="float">
            <text:p>0.43</text:p>
          </table:table-cell>
          <table:table-cell office:value-type="string" calcext:value-type="string">
            <text:p><text:a xlink:href="https://www.digikey.com/en/products/detail/texas-instruments/LMV321IDCKR/379845" xlink:type="simple">https://www.digikey.com/en/products/detail/texas-instruments/LMV321IDCKR/379845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9:.D9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PRODUCT([.C10:.D10])" office:value-type="float" office:value="1.9" calcext:value-type="float">
            <text:p>1.9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1:.D11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2:.D12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2" calcext:value-type="float">
            <text:p>0.42</text:p>
          </table:table-cell>
          <table:table-cell table:formula="of:=PRODUCT([.C13:.D13])" office:value-type="float" office:value="0.42" calcext:value-type="float">
            <text:p>0.42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4:.D14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2.88" calcext:value-type="float">
            <text:p>2.88</text:p>
          </table:table-cell>
          <table:table-cell table:formula="of:=PRODUCT([.C15:.D15])" office:value-type="float" office:value="5.76" calcext:value-type="float">
            <text:p>5.76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6:.D16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table:formula="of:=PRODUCT([.C17:.D17])" office:value-type="float" office:value="1.5" calcext:value-type="float">
            <text:p>1.5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18:.D18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1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2" calcext:value-type="float">
            <text:p>0.2</text:p>
          </table:table-cell>
          <table:table-cell office:value-type="string" calcext:value-type="string">
            <text:p><text:a xlink:href="https://www.digikey.com/en/products/detail/samsung-electro-mechanics/CL10A105KA8NNNC/3886760" xlink:type="simple">https://www.digikey.com/en/products/detail/samsung-electro-mechanics/CL10A105KA8NNNC/3886760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0:.D20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1:.D21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11" calcext:value-type="float">
            <text:p>1.11</text:p>
          </table:table-cell>
          <table:table-cell table:formula="of:=PRODUCT([.C22:.D22])" office:value-type="float" office:value="5.55" calcext:value-type="float">
            <text:p>5.55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</table:table-row>
        <table:table-row table:style-name="ro1">
          <table:table-cell office:value-type="string" calcext:value-type="string">
            <text:p>0.47u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table:formula="of:=PRODUCT([.C23:.D23])" office:value-type="float" office:value="0.28" calcext:value-type="float">
            <text:p>0.28</text:p>
          </table:table-cell>
          <table:table-cell office:value-type="string" calcext:value-type="string">
            <text:p><text:a xlink:href="https://www.digikey.com/en/products/detail/taiyo-yuden/TMK107B7474KA-TR/2417245" xlink:type="simple">https://www.digikey.com/en/products/detail/taiyo-yuden/TMK107B7474KA-TR/2417245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CUS08F3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.32</text:p>
          </table:table-cell>
          <table:table-cell table:formula="of:=PRODUCT([.C27:.D27])" office:value-type="float" office:value="1.28" calcext:value-type="float">
            <text:p>1.28</text:p>
          </table:table-cell>
          <table:table-cell office:value-type="string" calcext:value-type="string">
            <text:p><text:a xlink:href="https://www.digikey.com/en/products/detail/toshiba-semiconductor-and-storage/CUS08F30-H3F/5114298" xlink:type="simple">https://www.digikey.com/en/products/detail/toshiba-semiconductor-and-storage/CUS08F30-H3F/5114298</text:a></text:p>
          </table:table-cell>
        </table:table-row>
        <table:table-row table:style-name="ro1">
          <table:table-cell table:style-name="ce1" office:value-type="string" calcext:value-type="string">
            <text:p>300mA,4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8:.D28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2.2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1.39" calcext:value-type="float">
            <text:p>1.39</text:p>
          </table:table-cell>
          <table:table-cell table:formula="of:=PRODUCT([.C29:.D29])" office:value-type="float" office:value="1.39" calcext:value-type="float">
            <text:p>1.39</text:p>
          </table:table-cell>
          <table:table-cell office:value-type="string" calcext:value-type="string">
            <text:p><text:a xlink:href="https://www.digikey.com/en/products/detail/vishay-dale/IHLP3232DZER2R2M01/2657468" xlink:type="simple">https://www.digikey.com/en/products/detail/vishay-dale/IHLP3232DZER2R2M01/2657468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.78</text:p>
          </table:table-cell>
          <table:table-cell table:formula="of:=PRODUCT([.C30:.D30])" office:value-type="float" office:value="0.78" calcext:value-type="float">
            <text:p>0.78</text:p>
          </table:table-cell>
          <table:table-cell office:value-type="string" calcext:value-type="string">
            <text:p><text:a xlink:href="https://www.digikey.com/en/products/detail/bourns-inc/SRR6038-180Y/1970392" xlink:type="simple">https://www.digikey.com/en/products/detail/bourns-inc/SRR6038-180Y/1970392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1:.D31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2:.D32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3:.D33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5:.D35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6:.D36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2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7:.D37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table:formula="of:=PRODUCT([.C38:.D38])" office:value-type="float" office:value="0.26" calcext:value-type="float">
            <text:p>0.26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9:.D39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0:.D40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41:.D41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5" office:value-type="currency" office:currency="USD" office:value="33.9" calcext:value-type="currency">
            <text:p>$33.90</text:p>
          </table:table-cell>
          <table:table-cell table:style-name="ce5" table:formula="of:=PRODUCT([.C42:.D42])" office:value-type="currency" office:currency="USD" office:value="33.9" calcext:value-type="currency">
            <text:p>$33.90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PRODUCT([.C43:.D43])" office:value-type="float" office:value="8" calcext:value-type="float">
            <text:p>8</text:p>
          </table:table-cell>
          <table:table-cell office:value-type="string" calcext:value-type="string">
            <text:p><text:a xlink:href="https://cart.jlcpcb.com/quote?orderType=1&amp;stencilLayer=2&amp;stencilWidth=111&amp;stencilLength=94&amp;stencilCounts=5" xlink:type="simple">https://cart.jlcpcb.com/quote?orderType=1&amp;stencilLayer=2&amp;stencilWidth=111&amp;stencilLength=94&amp;stencilCounts=5</text:a></text:p>
          </table:table-cell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4:.D44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45:.D45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office:value-type="string" calcext:value-type="string">
            <text:p>USB-A Port</text:p>
          </table:table-cell>
          <table:table-cell office:value-type="string" calcext:value-type="string">
            <text:p>USB1130-15-A</text:p>
          </table:table-cell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table:formula="of:=PRODUCT([.C46:.D46])" office:value-type="float" office:value="0.79" calcext:value-type="float">
            <text:p>0.79</text:p>
          </table:table-cell>
          <table:table-cell office:value-type="string" calcext:value-type="string">
            <text:p><text:a xlink:href="https://www.digikey.com/en/products/detail/gct/USB1130-15-A/13545899" xlink:type="simple">https://www.digikey.com/en/products/detail/gct/USB1130-15-A/13545899</text:a></text:p>
          </table:table-cell>
        </table:table-row>
        <table:table-row table:style-name="ro1">
          <table:table-cell office:value-type="string" calcext:value-type="string">
            <text:p>MicroUSB Cab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95" calcext:value-type="float">
            <text:p>2.95</text:p>
          </table:table-cell>
          <table:table-cell table:formula="of:=PRODUCT([.C47:.D47])" office:value-type="float" office:value="2.95" calcext:value-type="float">
            <text:p>2.95</text:p>
          </table:table-cell>
          <table:table-cell office:value-type="string" calcext:value-type="string">
            <text:p><text:a xlink:href="https://www.pishop.us/product/usb-a-male-to-usb-micro-b-cable-3ft/" xlink:type="simple">https://www.pishop.us/product/usb-a-male-to-usb-micro-b-cable-3ft/</text:a></text:p>
          </table:table-cell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E49])" office:value-type="float" office:value="146.06" calcext:value-type="float">
            <text:p>146.06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1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22:08:42.8050579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6T23:08:01.960034172</dc:date>
    <meta:editing-duration>PT4H45M6S</meta:editing-duration>
    <meta:editing-cycles>25</meta:editing-cycles>
    <meta:document-statistic meta:table-count="1" meta:cell-count="254" meta:object-count="0"/>
  </office:meta>
</office:document-meta>
</file>